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f067" officeooo:paragraph-rsid="000df067"/>
    </style:style>
    <style:style style:name="P2" style:family="paragraph" style:parent-style-name="Standard" style:list-style-name="L1">
      <style:text-properties officeooo:rsid="000df067" officeooo:paragraph-rsid="000e447b"/>
    </style:style>
    <style:style style:name="P3" style:family="paragraph" style:parent-style-name="Standard" style:list-style-name="L1">
      <style:text-properties officeooo:rsid="000e447b" officeooo:paragraph-rsid="000e447b"/>
    </style:style>
    <style:style style:name="T1" style:family="text">
      <style:text-properties officeooo:rsid="000e447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90694140498944990" text:style-name="L1">
        <text:list-item>
          <text:p text:style-name="P1">Deve aceitar uma instrução.</text:p>
        </text:list-item>
        <text:list-item>
          <text:p text:style-name="P1">Deve avançar uma instrução pelas etapas.</text:p>
        </text:list-item>
        <text:list-item>
          <text:p text:style-name="P2">Deve imprimir os ciclos.</text:p>
        </text:list-item>
        <text:list-item>
          <text:p text:style-name="P2">Deve imprimir o total de ciclos.</text:p>
        </text:list-item>
        <text:list-item>
          <text:p text:style-name="P1">Deve aceitar duas <text:span text:style-name="T1">ou mais </text:span>instruções sem dependência.</text:p>
        </text:list-item>
        <text:list-item>
          <text:p text:style-name="P1">Deve aceitar 2 instrução, sendo a segunda dependente da primeira.</text:p>
        </text:list-item>
        <text:list-item>
          <text:p text:style-name="P1">Deve causar o efeito de bolha na execução de instruções dependentes.</text:p>
        </text:list-item>
        <text:list-item>
          <text:p text:style-name="P1">Deve identificar tipos de dependência.</text:p>
        </text:list-item>
        <text:list-item>
          <text:p text:style-name="P1">Deve tratar efeito bolha de tipos de dependência diferentes.</text:p>
        </text:list-item>
        <text:list-item>
          <text:p text:style-name="P3">Deve aceitar n instruções com dependência.</text:p>
        </text:list-item>
        <text:list-item>
          <text:p text:style-name="P3">Deve aceitar n instruções quaisqu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5:25:40.347253458</meta:creation-date>
    <dc:date>2017-04-17T15:43:18.226192581</dc:date>
    <meta:editing-duration>PT1M1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85" meta:character-count="509" meta:non-whitespace-character-count="446"/>
  </office:meta>
</office:document-meta>
</file>